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bindInfo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bindInfo.createFromXml( Element roo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nbindInfo.Unbind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bindInfo.UnbindInfo( String se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bindInfo.get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